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344cm"/>
    </style:style>
    <style:style style:name="co3" style:family="table-column">
      <style:table-column-properties fo:break-before="auto" style:column-width="4.706cm"/>
    </style:style>
    <style:style style:name="co4" style:family="table-column">
      <style:table-column-properties fo:break-before="auto" style:column-width="6.087cm"/>
    </style:style>
    <style:style style:name="co5" style:family="table-column">
      <style:table-column-properties fo:break-before="auto" style:column-width="7.645cm"/>
    </style:style>
    <style:style style:name="co6" style:family="table-column">
      <style:table-column-properties fo:break-before="auto" style:column-width="8.98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none" fo:border-right="0.99pt solid #000000" fo:border-top="none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99pt solid #000000" fo:border-left="none" fo:border-right="none" fo:border-top="none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1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Default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Fin 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in 1</text:p>
          </table:table-cell>
          <table:table-cell table:formula="of:=COM.MICROSOFT.CONCAT(&quot;zero {&quot;; ROW()-3; &quot;}&quot;)" office:value-type="string" office:string-value="zero {0}" calcext:value-type="string">
            <text:p>zero {0}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n 2</text:p>
          </table:table-cell>
          <table:table-cell table:formula="of:=COM.MICROSOFT.CONCAT(&quot;zero {&quot;; ROW()-3; &quot;}&quot;)" office:value-type="string" office:string-value="zero {1}" calcext:value-type="string">
            <text:p>zero {1}</text:p>
          </table:table-cell>
          <table:table-cell table:formula="of:=COM.MICROSOFT.CONCAT(&quot;suc {&quot;;ROW()-3;&quot;} (&quot;;[.B3];&quot;)&quot;)" office:value-type="string" office:string-value="suc {1} (zero {0})" calcext:value-type="string">
            <text:p>suc {1} (zero {0}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n 3</text:p>
          </table:table-cell>
          <table:table-cell table:formula="of:=COM.MICROSOFT.CONCAT(&quot;zero {&quot;; ROW()-3; &quot;}&quot;)" office:value-type="string" office:string-value="zero {2}" calcext:value-type="string">
            <text:p>zero {2}</text:p>
          </table:table-cell>
          <table:table-cell table:formula="of:=COM.MICROSOFT.CONCAT(&quot;suc {&quot;;ROW()-3;&quot;} (&quot;;[.B4];&quot;)&quot;)" office:value-type="string" office:string-value="suc {2} (zero {1})" calcext:value-type="string">
            <text:p>suc {2} (zero {1})</text:p>
          </table:table-cell>
          <table:table-cell table:formula="of:=COM.MICROSOFT.CONCAT(&quot;suc {&quot;;ROW()-3;&quot;} (&quot;;[.C4];&quot;)&quot;)" office:value-type="string" office:string-value="suc {2} (suc {1} (zero {0}))" calcext:value-type="string">
            <text:p>suc {2} (suc {1} (zero {0})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n 4</text:p>
          </table:table-cell>
          <table:table-cell table:formula="of:=COM.MICROSOFT.CONCAT(&quot;zero {&quot;; ROW()-3; &quot;}&quot;)" office:value-type="string" office:string-value="zero {3}" calcext:value-type="string">
            <text:p>zero {3}</text:p>
          </table:table-cell>
          <table:table-cell table:formula="of:=COM.MICROSOFT.CONCAT(&quot;suc {&quot;;ROW()-3;&quot;} (&quot;;[.B5];&quot;)&quot;)" office:value-type="string" office:string-value="suc {3} (zero {2})" calcext:value-type="string">
            <text:p>suc {3} (zero {2})</text:p>
          </table:table-cell>
          <table:table-cell table:formula="of:=COM.MICROSOFT.CONCAT(&quot;suc {&quot;;ROW()-3;&quot;} (&quot;;[.C5];&quot;)&quot;)" office:value-type="string" office:string-value="suc {3} (suc {2} (zero {1}))" calcext:value-type="string">
            <text:p>suc {3} (suc {2} (zero {1}))</text:p>
          </table:table-cell>
          <table:table-cell table:formula="of:=COM.MICROSOFT.CONCAT(&quot;suc {&quot;;ROW()-3;&quot;} (&quot;;[.D5];&quot;)&quot;)" office:value-type="string" office:string-value="suc {3} (suc {2} (suc {1} (zero {0})))" calcext:value-type="string">
            <text:p>suc {3} (suc {2} (suc {1} (zero {0}))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n 5</text:p>
          </table:table-cell>
          <table:table-cell table:formula="of:=COM.MICROSOFT.CONCAT(&quot;zero {&quot;; ROW()-3; &quot;}&quot;)" office:value-type="string" office:string-value="zero {4}" calcext:value-type="string">
            <text:p>zero {4}</text:p>
          </table:table-cell>
          <table:table-cell table:formula="of:=COM.MICROSOFT.CONCAT(&quot;suc {&quot;;ROW()-3;&quot;} (&quot;;[.B6];&quot;)&quot;)" office:value-type="string" office:string-value="suc {4} (zero {3})" calcext:value-type="string">
            <text:p>suc {4} (zero {3})</text:p>
          </table:table-cell>
          <table:table-cell table:formula="of:=COM.MICROSOFT.CONCAT(&quot;suc {&quot;;ROW()-3;&quot;} (&quot;;[.C6];&quot;)&quot;)" office:value-type="string" office:string-value="suc {4} (suc {3} (zero {2}))" calcext:value-type="string">
            <text:p>suc {4} (suc {3} (zero {2}))</text:p>
          </table:table-cell>
          <table:table-cell table:formula="of:=COM.MICROSOFT.CONCAT(&quot;suc {&quot;;ROW()-3;&quot;} (&quot;;[.D6];&quot;)&quot;)" office:value-type="string" office:string-value="suc {4} (suc {3} (suc {2} (zero {1})))" calcext:value-type="string">
            <text:p>suc {4} (suc {3} (suc {2} (zero {1})))</text:p>
          </table:table-cell>
          <table:table-cell table:formula="of:=COM.MICROSOFT.CONCAT(&quot;suc {&quot;;ROW()-3;&quot;} (&quot;;[.E6];&quot;)&quot;)" office:value-type="string" office:string-value="suc {4} (suc {3} (suc {2} (suc {1} (zero {0}))))" calcext:value-type="string">
            <text:p>suc {4} (suc {3} (suc {2} (suc {1} (zero {0}))))</text:p>
          </table:table-cell>
          <table:table-cell/>
        </table:table-row>
        <table:table-row table:style-name="ro1">
          <table:table-cell office:value-type="string" calcext:value-type="string">
            <text:p>Fin 6</text:p>
          </table:table-cell>
          <table:table-cell table:formula="of:=COM.MICROSOFT.CONCAT(&quot;zero {&quot;; ROW()-3; &quot;}&quot;)" office:value-type="string" office:string-value="zero {5}" calcext:value-type="string">
            <text:p>zero {5}</text:p>
          </table:table-cell>
          <table:table-cell table:formula="of:=COM.MICROSOFT.CONCAT(&quot;suc {&quot;;ROW()-3;&quot;} (&quot;;[.B7];&quot;)&quot;)" office:value-type="string" office:string-value="suc {5} (zero {4})" calcext:value-type="string">
            <text:p>suc {5} (zero {4})</text:p>
          </table:table-cell>
          <table:table-cell table:formula="of:=COM.MICROSOFT.CONCAT(&quot;suc {&quot;;ROW()-3;&quot;} (&quot;;[.C7];&quot;)&quot;)" office:value-type="string" office:string-value="suc {5} (suc {4} (zero {3}))" calcext:value-type="string">
            <text:p>suc {5} (suc {4} (zero {3}))</text:p>
          </table:table-cell>
          <table:table-cell table:formula="of:=COM.MICROSOFT.CONCAT(&quot;suc {&quot;;ROW()-3;&quot;} (&quot;;[.D7];&quot;)&quot;)" office:value-type="string" office:string-value="suc {5} (suc {4} (suc {3} (zero {2})))" calcext:value-type="string">
            <text:p>suc {5} (suc {4} (suc {3} (zero {2})))</text:p>
          </table:table-cell>
          <table:table-cell table:formula="of:=COM.MICROSOFT.CONCAT(&quot;suc {&quot;;ROW()-3;&quot;} (&quot;;[.E7];&quot;)&quot;)" office:value-type="string" office:string-value="suc {5} (suc {4} (suc {3} (suc {2} (zero {1}))))" calcext:value-type="string">
            <text:p>suc {5} (suc {4} (suc {3} (suc {2} (zero {1}))))</text:p>
          </table:table-cell>
          <table:table-cell table:formula="of:=COM.MICROSOFT.CONCAT(&quot;suc {&quot;;ROW()-3;&quot;} (&quot;;[.F7];&quot;)&quot;)" office:value-type="string" office:string-value="suc {5} (suc {4} (suc {3} (suc {2} (suc {1} (zero {0})))))" calcext:value-type="string">
            <text:p>suc {5} (suc {4} (suc {3} (suc {2} (suc {1} (zero {0})))))</text:p>
          </table:table-cell>
        </table:table-row>
        <table:table-row table:style-name="ro1">
          <table:table-cell office:value-type="string" calcext:value-type="string">
            <text:p>Fin 7</text:p>
          </table:table-cell>
          <table:table-cell table:formula="of:=COM.MICROSOFT.CONCAT(&quot;zero {&quot;; ROW()-3; &quot;}&quot;)" office:value-type="string" office:string-value="zero {6}" calcext:value-type="string">
            <text:p>zero {6}</text:p>
          </table:table-cell>
          <table:table-cell table:formula="of:=COM.MICROSOFT.CONCAT(&quot;suc {&quot;;ROW()-3;&quot;} (&quot;;[.B8];&quot;)&quot;)" office:value-type="string" office:string-value="suc {6} (zero {5})" calcext:value-type="string">
            <text:p>suc {6} (zero {5})</text:p>
          </table:table-cell>
          <table:table-cell table:formula="of:=COM.MICROSOFT.CONCAT(&quot;suc {&quot;;ROW()-3;&quot;} (&quot;;[.C8];&quot;)&quot;)" office:value-type="string" office:string-value="suc {6} (suc {5} (zero {4}))" calcext:value-type="string">
            <text:p>suc {6} (suc {5} (zero {4}))</text:p>
          </table:table-cell>
          <table:table-cell table:formula="of:=COM.MICROSOFT.CONCAT(&quot;suc {&quot;;ROW()-3;&quot;} (&quot;;[.D8];&quot;)&quot;)" office:value-type="string" office:string-value="suc {6} (suc {5} (suc {4} (zero {3})))" calcext:value-type="string">
            <text:p>suc {6} (suc {5} (suc {4} (zero {3})))</text:p>
          </table:table-cell>
          <table:table-cell table:formula="of:=COM.MICROSOFT.CONCAT(&quot;suc {&quot;;ROW()-3;&quot;} (&quot;;[.E8];&quot;)&quot;)" office:value-type="string" office:string-value="suc {6} (suc {5} (suc {4} (suc {3} (zero {2}))))" calcext:value-type="string">
            <text:p>suc {6} (suc {5} (suc {4} (suc {3} (zero {2}))))</text:p>
          </table:table-cell>
          <table:table-cell table:formula="of:=COM.MICROSOFT.CONCAT(&quot;suc {&quot;;ROW()-3;&quot;} (&quot;;[.F8];&quot;)&quot;)" office:value-type="string" office:string-value="suc {6} (suc {5} (suc {4} (suc {3} (suc {2} (zero {1})))))" calcext:value-type="string">
            <text:p>suc {6} (suc {5} (suc {4} (suc {3} (suc {2} (zero {1})))))</text:p>
          </table:table-cell>
        </table:table-row>
        <table:table-row table:style-name="ro1">
          <table:table-cell office:value-type="string" calcext:value-type="string">
            <text:p>Fin 8</text:p>
          </table:table-cell>
          <table:table-cell table:formula="of:=COM.MICROSOFT.CONCAT(&quot;zero {&quot;; ROW()-3; &quot;}&quot;)" office:value-type="string" office:string-value="zero {7}" calcext:value-type="string">
            <text:p>zero {7}</text:p>
          </table:table-cell>
          <table:table-cell table:formula="of:=COM.MICROSOFT.CONCAT(&quot;suc {&quot;;ROW()-3;&quot;} (&quot;;[.B9];&quot;)&quot;)" office:value-type="string" office:string-value="suc {7} (zero {6})" calcext:value-type="string">
            <text:p>suc {7} (zero {6})</text:p>
          </table:table-cell>
          <table:table-cell table:formula="of:=COM.MICROSOFT.CONCAT(&quot;suc {&quot;;ROW()-3;&quot;} (&quot;;[.C9];&quot;)&quot;)" office:value-type="string" office:string-value="suc {7} (suc {6} (zero {5}))" calcext:value-type="string">
            <text:p>suc {7} (suc {6} (zero {5}))</text:p>
          </table:table-cell>
          <table:table-cell table:formula="of:=COM.MICROSOFT.CONCAT(&quot;suc {&quot;;ROW()-3;&quot;} (&quot;;[.D9];&quot;)&quot;)" office:value-type="string" office:string-value="suc {7} (suc {6} (suc {5} (zero {4})))" calcext:value-type="string">
            <text:p>suc {7} (suc {6} (suc {5} (zero {4})))</text:p>
          </table:table-cell>
          <table:table-cell table:formula="of:=COM.MICROSOFT.CONCAT(&quot;suc {&quot;;ROW()-3;&quot;} (&quot;;[.E9];&quot;)&quot;)" office:value-type="string" office:string-value="suc {7} (suc {6} (suc {5} (suc {4} (zero {3}))))" calcext:value-type="string">
            <text:p>suc {7} (suc {6} (suc {5} (suc {4} (zero {3}))))</text:p>
          </table:table-cell>
          <table:table-cell table:formula="of:=COM.MICROSOFT.CONCAT(&quot;suc {&quot;;ROW()-3;&quot;} (&quot;;[.F9];&quot;)&quot;)" office:value-type="string" office:string-value="suc {7} (suc {6} (suc {5} (suc {4} (suc {3} (zero {2})))))" calcext:value-type="string">
            <text:p>suc {7} (suc {6} (suc {5} (suc {4} (suc {3} (zero {2})))))</text:p>
          </table:table-cell>
        </table:table-row>
        <table:table-row table:style-name="ro1">
          <table:table-cell office:value-type="string" calcext:value-type="string">
            <text:p>Fin 9</text:p>
          </table:table-cell>
          <table:table-cell table:formula="of:=COM.MICROSOFT.CONCAT(&quot;zero {&quot;; ROW()-3; &quot;}&quot;)" office:value-type="string" office:string-value="zero {8}" calcext:value-type="string">
            <text:p>zero {8}</text:p>
          </table:table-cell>
          <table:table-cell table:formula="of:=COM.MICROSOFT.CONCAT(&quot;suc {&quot;;ROW()-3;&quot;} (&quot;;[.B10];&quot;)&quot;)" office:value-type="string" office:string-value="suc {8} (zero {7})" calcext:value-type="string">
            <text:p>suc {8} (zero {7})</text:p>
          </table:table-cell>
          <table:table-cell table:formula="of:=COM.MICROSOFT.CONCAT(&quot;suc {&quot;;ROW()-3;&quot;} (&quot;;[.C10];&quot;)&quot;)" office:value-type="string" office:string-value="suc {8} (suc {7} (zero {6}))" calcext:value-type="string">
            <text:p>suc {8} (suc {7} (zero {6}))</text:p>
          </table:table-cell>
          <table:table-cell table:formula="of:=COM.MICROSOFT.CONCAT(&quot;suc {&quot;;ROW()-3;&quot;} (&quot;;[.D10];&quot;)&quot;)" office:value-type="string" office:string-value="suc {8} (suc {7} (suc {6} (zero {5})))" calcext:value-type="string">
            <text:p>suc {8} (suc {7} (suc {6} (zero {5})))</text:p>
          </table:table-cell>
          <table:table-cell table:formula="of:=COM.MICROSOFT.CONCAT(&quot;suc {&quot;;ROW()-3;&quot;} (&quot;;[.E10];&quot;)&quot;)" office:value-type="string" office:string-value="suc {8} (suc {7} (suc {6} (suc {5} (zero {4}))))" calcext:value-type="string">
            <text:p>suc {8} (suc {7} (suc {6} (suc {5} (zero {4}))))</text:p>
          </table:table-cell>
          <table:table-cell table:formula="of:=COM.MICROSOFT.CONCAT(&quot;suc {&quot;;ROW()-3;&quot;} (&quot;;[.F10];&quot;)&quot;)" office:value-type="string" office:string-value="suc {8} (suc {7} (suc {6} (suc {5} (suc {4} (zero {3})))))" calcext:value-type="string">
            <text:p>suc {8} (suc {7} (suc {6} (suc {5} (suc {4} (zero {3})))))</text:p>
          </table:table-cell>
        </table:table-row>
        <table:table-row table:style-name="ro1">
          <table:table-cell office:value-type="string" calcext:value-type="string">
            <text:p>Fin 10</text:p>
          </table:table-cell>
          <table:table-cell table:formula="of:=COM.MICROSOFT.CONCAT(&quot;zero {&quot;; ROW()-3; &quot;}&quot;)" office:value-type="string" office:string-value="zero {9}" calcext:value-type="string">
            <text:p>zero {9}</text:p>
          </table:table-cell>
          <table:table-cell table:formula="of:=COM.MICROSOFT.CONCAT(&quot;suc {&quot;;ROW()-3;&quot;} (&quot;;[.B11];&quot;)&quot;)" office:value-type="string" office:string-value="suc {9} (zero {8})" calcext:value-type="string">
            <text:p>suc {9} (zero {8})</text:p>
          </table:table-cell>
          <table:table-cell table:formula="of:=COM.MICROSOFT.CONCAT(&quot;suc {&quot;;ROW()-3;&quot;} (&quot;;[.C11];&quot;)&quot;)" office:value-type="string" office:string-value="suc {9} (suc {8} (zero {7}))" calcext:value-type="string">
            <text:p>suc {9} (suc {8} (zero {7}))</text:p>
          </table:table-cell>
          <table:table-cell table:formula="of:=COM.MICROSOFT.CONCAT(&quot;suc {&quot;;ROW()-3;&quot;} (&quot;;[.D11];&quot;)&quot;)" office:value-type="string" office:string-value="suc {9} (suc {8} (suc {7} (zero {6})))" calcext:value-type="string">
            <text:p>suc {9} (suc {8} (suc {7} (zero {6})))</text:p>
          </table:table-cell>
          <table:table-cell table:formula="of:=COM.MICROSOFT.CONCAT(&quot;suc {&quot;;ROW()-3;&quot;} (&quot;;[.E11];&quot;)&quot;)" office:value-type="string" office:string-value="suc {9} (suc {8} (suc {7} (suc {6} (zero {5}))))" calcext:value-type="string">
            <text:p>suc {9} (suc {8} (suc {7} (suc {6} (zero {5}))))</text:p>
          </table:table-cell>
          <table:table-cell table:formula="of:=COM.MICROSOFT.CONCAT(&quot;suc {&quot;;ROW()-3;&quot;} (&quot;;[.F11];&quot;)&quot;)" office:value-type="string" office:string-value="suc {9} (suc {8} (suc {7} (suc {6} (suc {5} (zero {4})))))" calcext:value-type="string">
            <text:p>suc {9} (suc {8} (suc {7} (suc {6} (suc {5} (zero {4})))))</text:p>
          </table:table-cell>
        </table:table-row>
        <table:table-row table:style-name="ro1" table:number-rows-repeated="2">
          <table:table-cell table:style-name="Default"/>
          <table:table-cell table:number-columns-repeated="6"/>
        </table:table-row>
        <table:table-row table:style-name="ro1">
          <table:table-cell table:style-name="Default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Fin 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in 1</text:p>
          </table:table-cell>
          <table:table-cell table:formula="of:=COM.MICROSOFT.CONCAT(&quot;zero {&quot;; ROW()-17; &quot;}&quot;)" office:value-type="string" office:string-value="zero {0}" calcext:value-type="string">
            <text:p>zero {0}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n 2</text:p>
          </table:table-cell>
          <table:table-cell table:formula="of:=COM.MICROSOFT.CONCAT(&quot;zero {&quot;; ROW()-17; &quot;}&quot;)" office:value-type="string" office:string-value="zero {1}" calcext:value-type="string">
            <text:p>zero {1}</text:p>
          </table:table-cell>
          <table:table-cell table:formula="of:=COM.MICROSOFT.CONCAT(&quot;suc (&quot;;[.B17];&quot;)&quot;)" office:value-type="string" office:string-value="suc (zero {0})" calcext:value-type="string">
            <text:p>suc (zero {0}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n 3</text:p>
          </table:table-cell>
          <table:table-cell table:formula="of:=COM.MICROSOFT.CONCAT(&quot;zero {&quot;; ROW()-17; &quot;}&quot;)" office:value-type="string" office:string-value="zero {2}" calcext:value-type="string">
            <text:p>zero {2}</text:p>
          </table:table-cell>
          <table:table-cell table:formula="of:=COM.MICROSOFT.CONCAT(&quot;suc (&quot;;[.B18];&quot;)&quot;)" office:value-type="string" office:string-value="suc (zero {1})" calcext:value-type="string">
            <text:p>suc (zero {1})</text:p>
          </table:table-cell>
          <table:table-cell table:formula="of:=COM.MICROSOFT.CONCAT(&quot;suc (&quot;;[.C18];&quot;)&quot;)" office:value-type="string" office:string-value="suc (suc (zero {0}))" calcext:value-type="string">
            <text:p>suc (suc (zero {0})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n 4</text:p>
          </table:table-cell>
          <table:table-cell table:formula="of:=COM.MICROSOFT.CONCAT(&quot;zero {&quot;; ROW()-17; &quot;}&quot;)" office:value-type="string" office:string-value="zero {3}" calcext:value-type="string">
            <text:p>zero {3}</text:p>
          </table:table-cell>
          <table:table-cell table:formula="of:=COM.MICROSOFT.CONCAT(&quot;suc (&quot;;[.B19];&quot;)&quot;)" office:value-type="string" office:string-value="suc (zero {2})" calcext:value-type="string">
            <text:p>suc (zero {2})</text:p>
          </table:table-cell>
          <table:table-cell table:formula="of:=COM.MICROSOFT.CONCAT(&quot;suc (&quot;;[.C19];&quot;)&quot;)" office:value-type="string" office:string-value="suc (suc (zero {1}))" calcext:value-type="string">
            <text:p>suc (suc (zero {1}))</text:p>
          </table:table-cell>
          <table:table-cell table:formula="of:=COM.MICROSOFT.CONCAT(&quot;suc (&quot;;[.D19];&quot;)&quot;)" office:value-type="string" office:string-value="suc (suc (suc (zero {0})))" calcext:value-type="string">
            <text:p>suc (suc (suc (zero {0}))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n 5</text:p>
          </table:table-cell>
          <table:table-cell table:formula="of:=COM.MICROSOFT.CONCAT(&quot;zero {&quot;; ROW()-17; &quot;}&quot;)" office:value-type="string" office:string-value="zero {4}" calcext:value-type="string">
            <text:p>zero {4}</text:p>
          </table:table-cell>
          <table:table-cell table:formula="of:=COM.MICROSOFT.CONCAT(&quot;suc (&quot;;[.B20];&quot;)&quot;)" office:value-type="string" office:string-value="suc (zero {3})" calcext:value-type="string">
            <text:p>suc (zero {3})</text:p>
          </table:table-cell>
          <table:table-cell table:formula="of:=COM.MICROSOFT.CONCAT(&quot;suc (&quot;;[.C20];&quot;)&quot;)" office:value-type="string" office:string-value="suc (suc (zero {2}))" calcext:value-type="string">
            <text:p>suc (suc (zero {2}))</text:p>
          </table:table-cell>
          <table:table-cell table:formula="of:=COM.MICROSOFT.CONCAT(&quot;suc (&quot;;[.D20];&quot;)&quot;)" office:value-type="string" office:string-value="suc (suc (suc (zero {1})))" calcext:value-type="string">
            <text:p>suc (suc (suc (zero {1})))</text:p>
          </table:table-cell>
          <table:table-cell table:formula="of:=COM.MICROSOFT.CONCAT(&quot;suc (&quot;;[.E20];&quot;)&quot;)" office:value-type="string" office:string-value="suc (suc (suc (suc (zero {0}))))" calcext:value-type="string">
            <text:p>suc (suc (suc (suc (zero {0}))))</text:p>
          </table:table-cell>
          <table:table-cell/>
        </table:table-row>
        <table:table-row table:style-name="ro1">
          <table:table-cell office:value-type="string" calcext:value-type="string">
            <text:p>Fin 6</text:p>
          </table:table-cell>
          <table:table-cell table:formula="of:=COM.MICROSOFT.CONCAT(&quot;zero {&quot;; ROW()-17; &quot;}&quot;)" office:value-type="string" office:string-value="zero {5}" calcext:value-type="string">
            <text:p>zero {5}</text:p>
          </table:table-cell>
          <table:table-cell table:formula="of:=COM.MICROSOFT.CONCAT(&quot;suc (&quot;;[.B21];&quot;)&quot;)" office:value-type="string" office:string-value="suc (zero {4})" calcext:value-type="string">
            <text:p>suc (zero {4})</text:p>
          </table:table-cell>
          <table:table-cell table:formula="of:=COM.MICROSOFT.CONCAT(&quot;suc (&quot;;[.C21];&quot;)&quot;)" office:value-type="string" office:string-value="suc (suc (zero {3}))" calcext:value-type="string">
            <text:p>suc (suc (zero {3}))</text:p>
          </table:table-cell>
          <table:table-cell table:formula="of:=COM.MICROSOFT.CONCAT(&quot;suc (&quot;;[.D21];&quot;)&quot;)" office:value-type="string" office:string-value="suc (suc (suc (zero {2})))" calcext:value-type="string">
            <text:p>suc (suc (suc (zero {2})))</text:p>
          </table:table-cell>
          <table:table-cell table:formula="of:=COM.MICROSOFT.CONCAT(&quot;suc (&quot;;[.E21];&quot;)&quot;)" office:value-type="string" office:string-value="suc (suc (suc (suc (zero {1}))))" calcext:value-type="string">
            <text:p>suc (suc (suc (suc (zero {1}))))</text:p>
          </table:table-cell>
          <table:table-cell table:formula="of:=COM.MICROSOFT.CONCAT(&quot;suc (&quot;;[.F21];&quot;)&quot;)" office:value-type="string" office:string-value="suc (suc (suc (suc (suc (zero {0})))))" calcext:value-type="string">
            <text:p>suc (suc (suc (suc (suc (zero {0})))))</text:p>
          </table:table-cell>
        </table:table-row>
        <table:table-row table:style-name="ro1">
          <table:table-cell office:value-type="string" calcext:value-type="string">
            <text:p>Fin 7</text:p>
          </table:table-cell>
          <table:table-cell table:formula="of:=COM.MICROSOFT.CONCAT(&quot;zero {&quot;; ROW()-17; &quot;}&quot;)" office:value-type="string" office:string-value="zero {6}" calcext:value-type="string">
            <text:p>zero {6}</text:p>
          </table:table-cell>
          <table:table-cell table:formula="of:=COM.MICROSOFT.CONCAT(&quot;suc (&quot;;[.B22];&quot;)&quot;)" office:value-type="string" office:string-value="suc (zero {5})" calcext:value-type="string">
            <text:p>suc (zero {5})</text:p>
          </table:table-cell>
          <table:table-cell table:formula="of:=COM.MICROSOFT.CONCAT(&quot;suc (&quot;;[.C22];&quot;)&quot;)" office:value-type="string" office:string-value="suc (suc (zero {4}))" calcext:value-type="string">
            <text:p>suc (suc (zero {4}))</text:p>
          </table:table-cell>
          <table:table-cell table:formula="of:=COM.MICROSOFT.CONCAT(&quot;suc (&quot;;[.D22];&quot;)&quot;)" office:value-type="string" office:string-value="suc (suc (suc (zero {3})))" calcext:value-type="string">
            <text:p>suc (suc (suc (zero {3})))</text:p>
          </table:table-cell>
          <table:table-cell table:formula="of:=COM.MICROSOFT.CONCAT(&quot;suc (&quot;;[.E22];&quot;)&quot;)" office:value-type="string" office:string-value="suc (suc (suc (suc (zero {2}))))" calcext:value-type="string">
            <text:p>suc (suc (suc (suc (zero {2}))))</text:p>
          </table:table-cell>
          <table:table-cell table:formula="of:=COM.MICROSOFT.CONCAT(&quot;suc (&quot;;[.F22];&quot;)&quot;)" office:value-type="string" office:string-value="suc (suc (suc (suc (suc (zero {1})))))" calcext:value-type="string">
            <text:p>suc (suc (suc (suc (suc (zero {1})))))</text:p>
          </table:table-cell>
        </table:table-row>
        <table:table-row table:style-name="ro1">
          <table:table-cell office:value-type="string" calcext:value-type="string">
            <text:p>Fin 8</text:p>
          </table:table-cell>
          <table:table-cell table:formula="of:=COM.MICROSOFT.CONCAT(&quot;zero {&quot;; ROW()-17; &quot;}&quot;)" office:value-type="string" office:string-value="zero {7}" calcext:value-type="string">
            <text:p>zero {7}</text:p>
          </table:table-cell>
          <table:table-cell table:formula="of:=COM.MICROSOFT.CONCAT(&quot;suc (&quot;;[.B23];&quot;)&quot;)" office:value-type="string" office:string-value="suc (zero {6})" calcext:value-type="string">
            <text:p>suc (zero {6})</text:p>
          </table:table-cell>
          <table:table-cell table:formula="of:=COM.MICROSOFT.CONCAT(&quot;suc (&quot;;[.C23];&quot;)&quot;)" office:value-type="string" office:string-value="suc (suc (zero {5}))" calcext:value-type="string">
            <text:p>suc (suc (zero {5}))</text:p>
          </table:table-cell>
          <table:table-cell table:formula="of:=COM.MICROSOFT.CONCAT(&quot;suc (&quot;;[.D23];&quot;)&quot;)" office:value-type="string" office:string-value="suc (suc (suc (zero {4})))" calcext:value-type="string">
            <text:p>suc (suc (suc (zero {4})))</text:p>
          </table:table-cell>
          <table:table-cell table:formula="of:=COM.MICROSOFT.CONCAT(&quot;suc (&quot;;[.E23];&quot;)&quot;)" office:value-type="string" office:string-value="suc (suc (suc (suc (zero {3}))))" calcext:value-type="string">
            <text:p>suc (suc (suc (suc (zero {3}))))</text:p>
          </table:table-cell>
          <table:table-cell table:formula="of:=COM.MICROSOFT.CONCAT(&quot;suc (&quot;;[.F23];&quot;)&quot;)" office:value-type="string" office:string-value="suc (suc (suc (suc (suc (zero {2})))))" calcext:value-type="string">
            <text:p>suc (suc (suc (suc (suc (zero {2})))))</text:p>
          </table:table-cell>
        </table:table-row>
        <table:table-row table:style-name="ro1">
          <table:table-cell office:value-type="string" calcext:value-type="string">
            <text:p>Fin 9</text:p>
          </table:table-cell>
          <table:table-cell table:formula="of:=COM.MICROSOFT.CONCAT(&quot;zero {&quot;; ROW()-17; &quot;}&quot;)" office:value-type="string" office:string-value="zero {8}" calcext:value-type="string">
            <text:p>zero {8}</text:p>
          </table:table-cell>
          <table:table-cell table:formula="of:=COM.MICROSOFT.CONCAT(&quot;suc (&quot;;[.B24];&quot;)&quot;)" office:value-type="string" office:string-value="suc (zero {7})" calcext:value-type="string">
            <text:p>suc (zero {7})</text:p>
          </table:table-cell>
          <table:table-cell table:formula="of:=COM.MICROSOFT.CONCAT(&quot;suc (&quot;;[.C24];&quot;)&quot;)" office:value-type="string" office:string-value="suc (suc (zero {6}))" calcext:value-type="string">
            <text:p>suc (suc (zero {6}))</text:p>
          </table:table-cell>
          <table:table-cell table:formula="of:=COM.MICROSOFT.CONCAT(&quot;suc (&quot;;[.D24];&quot;)&quot;)" office:value-type="string" office:string-value="suc (suc (suc (zero {5})))" calcext:value-type="string">
            <text:p>suc (suc (suc (zero {5})))</text:p>
          </table:table-cell>
          <table:table-cell table:formula="of:=COM.MICROSOFT.CONCAT(&quot;suc (&quot;;[.E24];&quot;)&quot;)" office:value-type="string" office:string-value="suc (suc (suc (suc (zero {4}))))" calcext:value-type="string">
            <text:p>suc (suc (suc (suc (zero {4}))))</text:p>
          </table:table-cell>
          <table:table-cell table:formula="of:=COM.MICROSOFT.CONCAT(&quot;suc (&quot;;[.F24];&quot;)&quot;)" office:value-type="string" office:string-value="suc (suc (suc (suc (suc (zero {3})))))" calcext:value-type="string">
            <text:p>suc (suc (suc (suc (suc (zero {3})))))</text:p>
          </table:table-cell>
        </table:table-row>
        <table:table-row table:style-name="ro1">
          <table:table-cell office:value-type="string" calcext:value-type="string">
            <text:p>Fin 10</text:p>
          </table:table-cell>
          <table:table-cell table:formula="of:=COM.MICROSOFT.CONCAT(&quot;zero {&quot;; ROW()-17; &quot;}&quot;)" office:value-type="string" office:string-value="zero {9}" calcext:value-type="string">
            <text:p>zero {9}</text:p>
          </table:table-cell>
          <table:table-cell table:formula="of:=COM.MICROSOFT.CONCAT(&quot;suc (&quot;;[.B25];&quot;)&quot;)" office:value-type="string" office:string-value="suc (zero {8})" calcext:value-type="string">
            <text:p>suc (zero {8})</text:p>
          </table:table-cell>
          <table:table-cell table:formula="of:=COM.MICROSOFT.CONCAT(&quot;suc (&quot;;[.C25];&quot;)&quot;)" office:value-type="string" office:string-value="suc (suc (zero {7}))" calcext:value-type="string">
            <text:p>suc (suc (zero {7}))</text:p>
          </table:table-cell>
          <table:table-cell table:formula="of:=COM.MICROSOFT.CONCAT(&quot;suc (&quot;;[.D25];&quot;)&quot;)" office:value-type="string" office:string-value="suc (suc (suc (zero {6})))" calcext:value-type="string">
            <text:p>suc (suc (suc (zero {6})))</text:p>
          </table:table-cell>
          <table:table-cell table:formula="of:=COM.MICROSOFT.CONCAT(&quot;suc (&quot;;[.E25];&quot;)&quot;)" office:value-type="string" office:string-value="suc (suc (suc (suc (zero {5}))))" calcext:value-type="string">
            <text:p>suc (suc (suc (suc (zero {5}))))</text:p>
          </table:table-cell>
          <table:table-cell table:formula="of:=COM.MICROSOFT.CONCAT(&quot;suc (&quot;;[.F25];&quot;)&quot;)" office:value-type="string" office:string-value="suc (suc (suc (suc (suc (zero {4})))))" calcext:value-type="string">
            <text:p>suc (suc (suc (suc (suc (zero {4})))))</text:p>
          </table:table-cell>
        </table:table-row>
        <table:table-row table:style-name="ro1">
          <table:table-cell table:style-name="Default"/>
          <table:table-cell table:number-columns-repeated="6"/>
        </table:table-row>
        <table:table-row table:style-name="ro1">
          <table:table-cell table:style-name="Default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Fin 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in 1</text:p>
          </table:table-cell>
          <table:table-cell office:value-type="string" calcext:value-type="string">
            <text:p>zer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n 2</text:p>
          </table:table-cell>
          <table:table-cell office:value-type="string" calcext:value-type="string">
            <text:p>zero</text:p>
          </table:table-cell>
          <table:table-cell table:formula="of:=COM.MICROSOFT.CONCAT(&quot;suc (&quot;;[.B30];&quot;)&quot;)" office:value-type="string" office:string-value="suc (zero)" calcext:value-type="string">
            <text:p>suc (zero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n 3</text:p>
          </table:table-cell>
          <table:table-cell office:value-type="string" calcext:value-type="string">
            <text:p>zero</text:p>
          </table:table-cell>
          <table:table-cell table:formula="of:=COM.MICROSOFT.CONCAT(&quot;suc (&quot;;[.B31];&quot;)&quot;)" office:value-type="string" office:string-value="suc (zero)" calcext:value-type="string">
            <text:p>suc (zero)</text:p>
          </table:table-cell>
          <table:table-cell table:formula="of:=COM.MICROSOFT.CONCAT(&quot;suc (&quot;;[.C31];&quot;)&quot;)" office:value-type="string" office:string-value="suc (suc (zero))" calcext:value-type="string">
            <text:p>suc (suc (zero)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n 4</text:p>
          </table:table-cell>
          <table:table-cell office:value-type="string" calcext:value-type="string">
            <text:p>zero</text:p>
          </table:table-cell>
          <table:table-cell table:formula="of:=COM.MICROSOFT.CONCAT(&quot;suc (&quot;;[.B32];&quot;)&quot;)" office:value-type="string" office:string-value="suc (zero)" calcext:value-type="string">
            <text:p>suc (zero)</text:p>
          </table:table-cell>
          <table:table-cell table:formula="of:=COM.MICROSOFT.CONCAT(&quot;suc (&quot;;[.C32];&quot;)&quot;)" office:value-type="string" office:string-value="suc (suc (zero))" calcext:value-type="string">
            <text:p>suc (suc (zero))</text:p>
          </table:table-cell>
          <table:table-cell table:formula="of:=COM.MICROSOFT.CONCAT(&quot;suc (&quot;;[.D32];&quot;)&quot;)" office:value-type="string" office:string-value="suc (suc (suc (zero)))" calcext:value-type="string">
            <text:p>suc (suc (suc (zero))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n 5</text:p>
          </table:table-cell>
          <table:table-cell office:value-type="string" calcext:value-type="string">
            <text:p>zero</text:p>
          </table:table-cell>
          <table:table-cell table:formula="of:=COM.MICROSOFT.CONCAT(&quot;suc (&quot;;[.B33];&quot;)&quot;)" office:value-type="string" office:string-value="suc (zero)" calcext:value-type="string">
            <text:p>suc (zero)</text:p>
          </table:table-cell>
          <table:table-cell table:formula="of:=COM.MICROSOFT.CONCAT(&quot;suc (&quot;;[.C33];&quot;)&quot;)" office:value-type="string" office:string-value="suc (suc (zero))" calcext:value-type="string">
            <text:p>suc (suc (zero))</text:p>
          </table:table-cell>
          <table:table-cell table:formula="of:=COM.MICROSOFT.CONCAT(&quot;suc (&quot;;[.D33];&quot;)&quot;)" office:value-type="string" office:string-value="suc (suc (suc (zero)))" calcext:value-type="string">
            <text:p>suc (suc (suc (zero)))</text:p>
          </table:table-cell>
          <table:table-cell table:formula="of:=COM.MICROSOFT.CONCAT(&quot;suc (&quot;;[.E33];&quot;)&quot;)" office:value-type="string" office:string-value="suc (suc (suc (suc (zero))))" calcext:value-type="string">
            <text:p>suc (suc (suc (suc (zero))))</text:p>
          </table:table-cell>
          <table:table-cell/>
        </table:table-row>
        <table:table-row table:style-name="ro1">
          <table:table-cell office:value-type="string" calcext:value-type="string">
            <text:p>Fin 6</text:p>
          </table:table-cell>
          <table:table-cell office:value-type="string" calcext:value-type="string">
            <text:p>zero</text:p>
          </table:table-cell>
          <table:table-cell table:formula="of:=COM.MICROSOFT.CONCAT(&quot;suc (&quot;;[.B34];&quot;)&quot;)" office:value-type="string" office:string-value="suc (zero)" calcext:value-type="string">
            <text:p>suc (zero)</text:p>
          </table:table-cell>
          <table:table-cell table:formula="of:=COM.MICROSOFT.CONCAT(&quot;suc (&quot;;[.C34];&quot;)&quot;)" office:value-type="string" office:string-value="suc (suc (zero))" calcext:value-type="string">
            <text:p>suc (suc (zero))</text:p>
          </table:table-cell>
          <table:table-cell table:formula="of:=COM.MICROSOFT.CONCAT(&quot;suc (&quot;;[.D34];&quot;)&quot;)" office:value-type="string" office:string-value="suc (suc (suc (zero)))" calcext:value-type="string">
            <text:p>suc (suc (suc (zero)))</text:p>
          </table:table-cell>
          <table:table-cell table:formula="of:=COM.MICROSOFT.CONCAT(&quot;suc (&quot;;[.E34];&quot;)&quot;)" office:value-type="string" office:string-value="suc (suc (suc (suc (zero))))" calcext:value-type="string">
            <text:p>suc (suc (suc (suc (zero))))</text:p>
          </table:table-cell>
          <table:table-cell table:formula="of:=COM.MICROSOFT.CONCAT(&quot;suc (&quot;;[.F34];&quot;)&quot;)" office:value-type="string" office:string-value="suc (suc (suc (suc (suc (zero)))))" calcext:value-type="string">
            <text:p>suc (suc (suc (suc (suc (zero)))))</text:p>
          </table:table-cell>
        </table:table-row>
        <table:table-row table:style-name="ro1">
          <table:table-cell office:value-type="string" calcext:value-type="string">
            <text:p>Fin 7</text:p>
          </table:table-cell>
          <table:table-cell office:value-type="string" calcext:value-type="string">
            <text:p>zero</text:p>
          </table:table-cell>
          <table:table-cell table:formula="of:=COM.MICROSOFT.CONCAT(&quot;suc (&quot;;[.B35];&quot;)&quot;)" office:value-type="string" office:string-value="suc (zero)" calcext:value-type="string">
            <text:p>suc (zero)</text:p>
          </table:table-cell>
          <table:table-cell table:formula="of:=COM.MICROSOFT.CONCAT(&quot;suc (&quot;;[.C35];&quot;)&quot;)" office:value-type="string" office:string-value="suc (suc (zero))" calcext:value-type="string">
            <text:p>suc (suc (zero))</text:p>
          </table:table-cell>
          <table:table-cell table:formula="of:=COM.MICROSOFT.CONCAT(&quot;suc (&quot;;[.D35];&quot;)&quot;)" office:value-type="string" office:string-value="suc (suc (suc (zero)))" calcext:value-type="string">
            <text:p>suc (suc (suc (zero)))</text:p>
          </table:table-cell>
          <table:table-cell table:formula="of:=COM.MICROSOFT.CONCAT(&quot;suc (&quot;;[.E35];&quot;)&quot;)" office:value-type="string" office:string-value="suc (suc (suc (suc (zero))))" calcext:value-type="string">
            <text:p>suc (suc (suc (suc (zero))))</text:p>
          </table:table-cell>
          <table:table-cell table:formula="of:=COM.MICROSOFT.CONCAT(&quot;suc (&quot;;[.F35];&quot;)&quot;)" office:value-type="string" office:string-value="suc (suc (suc (suc (suc (zero)))))" calcext:value-type="string">
            <text:p>suc (suc (suc (suc (suc (zero)))))</text:p>
          </table:table-cell>
        </table:table-row>
        <table:table-row table:style-name="ro1">
          <table:table-cell office:value-type="string" calcext:value-type="string">
            <text:p>Fin 8</text:p>
          </table:table-cell>
          <table:table-cell office:value-type="string" calcext:value-type="string">
            <text:p>zero</text:p>
          </table:table-cell>
          <table:table-cell table:formula="of:=COM.MICROSOFT.CONCAT(&quot;suc (&quot;;[.B36];&quot;)&quot;)" office:value-type="string" office:string-value="suc (zero)" calcext:value-type="string">
            <text:p>suc (zero)</text:p>
          </table:table-cell>
          <table:table-cell table:formula="of:=COM.MICROSOFT.CONCAT(&quot;suc (&quot;;[.C36];&quot;)&quot;)" office:value-type="string" office:string-value="suc (suc (zero))" calcext:value-type="string">
            <text:p>suc (suc (zero))</text:p>
          </table:table-cell>
          <table:table-cell table:formula="of:=COM.MICROSOFT.CONCAT(&quot;suc (&quot;;[.D36];&quot;)&quot;)" office:value-type="string" office:string-value="suc (suc (suc (zero)))" calcext:value-type="string">
            <text:p>suc (suc (suc (zero)))</text:p>
          </table:table-cell>
          <table:table-cell table:formula="of:=COM.MICROSOFT.CONCAT(&quot;suc (&quot;;[.E36];&quot;)&quot;)" office:value-type="string" office:string-value="suc (suc (suc (suc (zero))))" calcext:value-type="string">
            <text:p>suc (suc (suc (suc (zero))))</text:p>
          </table:table-cell>
          <table:table-cell table:formula="of:=COM.MICROSOFT.CONCAT(&quot;suc (&quot;;[.F36];&quot;)&quot;)" office:value-type="string" office:string-value="suc (suc (suc (suc (suc (zero)))))" calcext:value-type="string">
            <text:p>suc (suc (suc (suc (suc (zero)))))</text:p>
          </table:table-cell>
        </table:table-row>
        <table:table-row table:style-name="ro1">
          <table:table-cell office:value-type="string" calcext:value-type="string">
            <text:p>Fin 9</text:p>
          </table:table-cell>
          <table:table-cell office:value-type="string" calcext:value-type="string">
            <text:p>zero</text:p>
          </table:table-cell>
          <table:table-cell table:formula="of:=COM.MICROSOFT.CONCAT(&quot;suc (&quot;;[.B37];&quot;)&quot;)" office:value-type="string" office:string-value="suc (zero)" calcext:value-type="string">
            <text:p>suc (zero)</text:p>
          </table:table-cell>
          <table:table-cell table:formula="of:=COM.MICROSOFT.CONCAT(&quot;suc (&quot;;[.C37];&quot;)&quot;)" office:value-type="string" office:string-value="suc (suc (zero))" calcext:value-type="string">
            <text:p>suc (suc (zero))</text:p>
          </table:table-cell>
          <table:table-cell table:formula="of:=COM.MICROSOFT.CONCAT(&quot;suc (&quot;;[.D37];&quot;)&quot;)" office:value-type="string" office:string-value="suc (suc (suc (zero)))" calcext:value-type="string">
            <text:p>suc (suc (suc (zero)))</text:p>
          </table:table-cell>
          <table:table-cell table:formula="of:=COM.MICROSOFT.CONCAT(&quot;suc (&quot;;[.E37];&quot;)&quot;)" office:value-type="string" office:string-value="suc (suc (suc (suc (zero))))" calcext:value-type="string">
            <text:p>suc (suc (suc (suc (zero))))</text:p>
          </table:table-cell>
          <table:table-cell table:formula="of:=COM.MICROSOFT.CONCAT(&quot;suc (&quot;;[.F37];&quot;)&quot;)" office:value-type="string" office:string-value="suc (suc (suc (suc (suc (zero)))))" calcext:value-type="string">
            <text:p>suc (suc (suc (suc (suc (zero)))))</text:p>
          </table:table-cell>
        </table:table-row>
        <table:table-row table:style-name="ro1">
          <table:table-cell office:value-type="string" calcext:value-type="string">
            <text:p>Fin 10</text:p>
          </table:table-cell>
          <table:table-cell office:value-type="string" calcext:value-type="string">
            <text:p>zero</text:p>
          </table:table-cell>
          <table:table-cell table:formula="of:=COM.MICROSOFT.CONCAT(&quot;suc (&quot;;[.B38];&quot;)&quot;)" office:value-type="string" office:string-value="suc (zero)" calcext:value-type="string">
            <text:p>suc (zero)</text:p>
          </table:table-cell>
          <table:table-cell table:formula="of:=COM.MICROSOFT.CONCAT(&quot;suc (&quot;;[.C38];&quot;)&quot;)" office:value-type="string" office:string-value="suc (suc (zero))" calcext:value-type="string">
            <text:p>suc (suc (zero))</text:p>
          </table:table-cell>
          <table:table-cell table:formula="of:=COM.MICROSOFT.CONCAT(&quot;suc (&quot;;[.D38];&quot;)&quot;)" office:value-type="string" office:string-value="suc (suc (suc (zero)))" calcext:value-type="string">
            <text:p>suc (suc (suc (zero)))</text:p>
          </table:table-cell>
          <table:table-cell table:formula="of:=COM.MICROSOFT.CONCAT(&quot;suc (&quot;;[.E38];&quot;)&quot;)" office:value-type="string" office:string-value="suc (suc (suc (suc (zero))))" calcext:value-type="string">
            <text:p>suc (suc (suc (suc (zero))))</text:p>
          </table:table-cell>
          <table:table-cell table:formula="of:=COM.MICROSOFT.CONCAT(&quot;suc (&quot;;[.F38];&quot;)&quot;)" office:value-type="string" office:string-value="suc (suc (suc (suc (suc (zero)))))" calcext:value-type="string">
            <text:p>suc (suc (suc (suc (suc (zero))))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14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1-14T18:30:48.724716577</meta:creation-date>
    <dc:date>2023-11-14T18:43:02.829565962</dc:date>
    <meta:editing-duration>PT2M4S</meta:editing-duration>
    <meta:editing-cycles>1</meta:editing-cycles>
    <meta:generator>LibreOffice/6.4.7.2$Linux_X86_64 LibreOffice_project/40$Build-2</meta:generator>
    <meta:document-statistic meta:table-count="1" meta:cell-count="186" meta:object-count="0"/>
  </office:meta>
</office:document-meta>
</file>